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96cm" svg:height="8.547cm" svg:x="0.004cm" svg:y="0.9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9-14T10:21:05.085809016</dc:date>
    <meta:editing-duration>PT5M56S</meta:editing-duration>
    <meta:editing-cycles>22</meta:editing-cycles>
    <meta:generator>LibreOffice/6.4.5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7cm" svg:height="8.548cm" xlink:href="." xlink:type="simple" chart:class="chart:scatter" chart:style-name="ch1">
        <chart:plot-area chart:style-name="ch2" chart:data-source-has-labels="both" svg:x="0.303cm" svg:y="0.17cm" svg:width="14.591cm" svg:height="8.208cm">
          <chartooo:coordinate-region svg:x="0.845cm" svg:y="0.369cm" svg:width="13.955cm" svg:height="7.81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927050983124842">
                <text:p>-0.927050983124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18837155858794">
                <text:p>0.188371558587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562143943757175">
                <text:p>0.562143943757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188371558587939">
                <text:p>0.1883715585879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188371558587939">
                <text:p>-0.1883715585879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562143943757173">
                <text:p>-0.5621439437571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927050983124842">
                <text:p>-0.9270509831248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188371558587938">
                <text:p>0.1883715585879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562143943757175">
                <text:p>0.5621439437571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927050983124841">
                <text:p>0.9270509831248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927050983124838">
                <text:p>0.9270509831248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562143943757177">
                <text:p>0.5621439437571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18837155858794">
                <text:p>0.188371558587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188371558587938">
                <text:p>-0.1883715585879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562143943757175">
                <text:p>-0.5621439437571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927050983124841">
                <text:p>-0.9270509831248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927050983124838">
                <text:p>-0.9270509831248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562143943757172">
                <text:p>-0.5621439437571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188371558587935">
                <text:p>-0.1883715585879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188371558587932">
                <text:p>0.1883715585879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562143943757175">
                <text:p>0.5621439437571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927050983124836">
                <text:p>0.9270509831248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27733787469521">
                <text:p>1.277337874695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2.18690588226424">
                <text:p>2.186905882264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927050983124844">
                <text:p>0.9270509831248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.562143943757178">
                <text:p>0.5621439437571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.188371558587936">
                <text:p>0.1883715585879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.188371558587932">
                <text:p>-0.1883715585879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0.927050983124835">
                <text:p>-0.9270509831248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1.27733787469523">
                <text:p>-1.277337874695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1.60748038493698">
                <text:p>-1.607480384936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1.91227196924606">
                <text:p>-1.912271969246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2.18690588226424">
                <text:p>-2.186905882264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-2.9057494833859">
                <text:p>-2.90574948338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-0.927050983124849">
                <text:p>-0.9270509831248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-0.562143943757162">
                <text:p>-0.5621439437571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-0.188371558587931">
                <text:p>-0.1883715585879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0.188371558587926">
                <text:p>0.1883715585879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0.562143943757179">
                <text:p>0.5621439437571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0.927050983124845">
                <text:p>0.9270509831248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2.78932945766476">
                <text:p>2.789329457664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2.42705098312485">
                <text:p>2.427050983124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2.18690588226424">
                <text:p>2.186905882264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1.91227196924606">
                <text:p>1.912271969246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1.60748038493698">
                <text:p>1.607480384936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1.27733787469521">
                <text:p>1.277337874695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0.92705098312484">
                <text:p>0.927050983124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0.562143943757173">
                <text:p>0.5621439437571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0.188371558587942">
                <text:p>0.1883715585879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-0.188371558587937">
                <text:p>-0.1883715585879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-0.562143943757168">
                <text:p>-0.5621439437571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-0.927050983124835">
                <text:p>-0.9270509831248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-1.27733787469523">
                <text:p>-1.277337874695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-1.60748038493698">
                <text:p>-1.607480384936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-1.91227196924606">
                <text:p>-1.912271969246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-2.18690588226424">
                <text:p>-2.186905882264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